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d53e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02d53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04a13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02d53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2d53e" style:font-size-asian="10.5pt" style:font-weight-asian="normal" style:font-size-complex="12pt" style:font-weight-complex="normal"/>
    </style:style>
    <style:style style:name="T1" style:family="text">
      <style:text-properties officeooo:rsid="0002d53e"/>
    </style:style>
    <style:style style:name="T2" style:family="text">
      <style:text-properties fo:font-size="14pt" fo:font-weight="bold" officeooo:rsid="0002d53e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4a13b" style:font-size-asian="14pt" style:font-weight-asian="bold" style:font-size-complex="14pt" style:font-weight-complex="bold"/>
    </style:style>
    <style:style style:name="T4" style:family="text">
      <style:text-properties fo:font-size="14pt" officeooo:rsid="0004a13b" style:font-size-asian="14pt" style:font-size-complex="14pt"/>
    </style:style>
    <style:style style:name="T5" style:family="text">
      <style:text-properties officeooo:rsid="00030e01"/>
    </style:style>
    <style:style style:name="T6" style:family="text">
      <style:text-properties officeooo:rsid="0004a13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ericht Sprint 1</text:span></text:p>
      <text:p text:style-name="P1"><text:span text:style-name="T2"/></text:p>
      <text:p text:style-name="P3"><text:span text:style-name="T6">Datum:<text:tab/><text:tab/></text:span><text:span text:style-name="T6"><text:date style:data-style-name="N37" text:date-value="2012-04-28T13:20:25.99" text:fixed="true">28.04.12</text:date></text:span></text:p>
      <text:p text:style-name="P2"><text:span text:style-name="T1">Rolle:<text:tab/><text:tab/><text:tab/>Developer Model</text:span></text:p>
      <text:p text:style-name="P2"><text:span text:style-name="T1">Name:<text:tab/><text:tab/><text:tab/>Christian Eppler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Technischer Review:</text:span></text:p>
      <text:p text:style-name="P4"><text:span text:style-name="T1"/></text:p>
      <text:p text:style-name="P5"><text:span text:style-name="T1">Gefordert wurde eine Datenbank Struktur zum konsistenten speichern von Post <text:s/>welche im verlauf des ersten Sprints auch realisiert wurde.</text:span><text:span text:style-name="T5">(Probleme siehe unten)</text:span></text:p>
      <text:p text:style-name="P5"><text:span text:style-name="T1"/></text:p>
      <text:p text:style-name="P5"><text:span text:style-name="T1"/></text:p>
      <text:p text:style-name="P4"><text:span text:style-name="T1">Team</text:span></text:p>
      <text:p text:style-name="P4"><text:span text:style-name="T1"/></text:p>
      <text:p text:style-name="P5"><text:span text:style-name="T1">Die Teamarbeit wurde durch die nicht genug Granulierbarkeit der Aufgaben im ersten Sprint erschwert und somit verlief diese nicht den Vorstellungen entsprechend.</text:span></text:p>
      <text:p text:style-name="P5"><text:span text:style-name="T1"/></text:p>
      <text:p text:style-name="P5"><text:span text:style-name="T1"/></text:p>
      <text:p text:style-name="P4"><text:span text:style-name="T1">Vorgaben</text:span></text:p>
      <text:p text:style-name="P4"><text:span text:style-name="T1"/></text:p>
      <text:p text:style-name="P5"><text:span text:style-name="T1">Durch die nicht genau spezifizierten Ansprüche wurden vom Produktowner abweichende Lösungsvorschläge erarbeitet welche im Nachhinein wieder geändert werden mussten </text:span><text:span text:style-name="T5">da diese ganz und gar <text:s/>von denen Vorstellungen des Produktowners abwichen.</text:span></text:p>
      <text:p text:style-name="P5"><text:span text:style-name="T1">So weit waren die Vorgaben nicht konkret genug und konnten nicht </text:span><text:span text:style-name="T5">korrekt </text:span><text:span text:style-name="T1">bearbeitet werden.</text:span></text:p>
      <text:p text:style-name="P5"><text:span text:style-name="T1"/></text:p>
      <text:p text:style-name="P5"><text:span text:style-name="T1"/></text:p>
      <text:p text:style-name="P4"><text:span text:style-name="T1">Tools</text:span></text:p>
      <text:p text:style-name="P5"><text:span text:style-name="T1"/></text:p>
      <text:p text:style-name="P5"><text:span text:style-name="T1">In der Anfangszeit gab es Komplikationen mit der gewählten Versionsverwaltung git <text:s/>welches für einige Verwirrung führte.</text:span></text:p>
      <text:p text:style-name="P5"><text:span text:style-name="T1">Des weiteren war die Gewöhnung an das verwendete Framework schwerer als anfangs gedacht auch wenn am Ende des Sprints klar ersichtlich wurde das die Verwendung ihren Sinn hat.</text:span></text:p>
      <text:p text:style-name="P5"><text:span text:style-name="T1"/></text:p>
      <text:p text:style-name="P5"><text:span text:style-name="T1"/></text:p>
      <text:p text:style-name="P4"><text:span text:style-name="T1">Sonstiges </text:span></text:p>
      <text:p text:style-name="P4"><text:span text:style-name="T1"/></text:p>
      <text:p text:style-name="P5"><text:span text:style-name="T1">Anfänglich gab es Kommunikationsprobleme zwischen den verschieden Teilbereichen da die Sichtweise meist stark auseinander ging und es somit zu </text:span><text:span text:style-name="T5">Konflikten</text:span><text:span text:style-name="T1"> zwischen den </text:span><text:span text:style-name="T5">einzelnen</text:span><text:span text:style-name="T1"> </text:span><text:span text:style-name="T5">Lösungsansätzen</text:span><text:span text:style-name="T1"> gab.</text:span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8T13:01:07</meta:creation-date>
    <dc:date>2012-04-28T13:20:28</dc:date>
    <meta:editing-duration>PT00H04M10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16" meta:word-count="173" meta:character-count="1266"/>
  </office:meta>
</office:document-meta>
</file>